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3cm"/>
    </style:style>
    <style:style style:name="gr2" style:family="graphic" style:parent-style-name="standard">
      <style:graphic-properties draw:stroke="none" svg:stroke-color="#000000" draw:fill="none" draw:fill-color="#ffffff" fo:min-height="1.016cm"/>
    </style:style>
    <style:style style:name="gr3" style:family="graphic" style:parent-style-name="standard">
      <style:graphic-properties draw:stroke="none" svg:stroke-color="#000000" draw:fill="none" draw:fill-color="#ffffff" fo:min-height="20.828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.811cm" svg:height="1.393cm" svg:x="4.937cm" svg:y="4.175cm">
          <draw:text-box>
            <text:p>Search Bar</text:p>
          </draw:text-box>
        </draw:frame>
        <draw:frame draw:style-name="gr2" draw:layer="layout" svg:width="2.54cm" svg:height="1.673cm" svg:x="17.129cm" svg:y="4.302cm">
          <draw:text-box>
            <text:p>Submit</text:p>
            <text:p>Button</text:p>
          </draw:text-box>
        </draw:frame>
        <draw:frame draw:style-name="gr1" draw:layer="layout" svg:width="14.605cm" svg:height="1.393cm" svg:x="3.794cm" svg:y="1.762cm">
          <draw:text-box>
            <text:p><text:tab/><text:tab/>Find languages spoken by US county</text:p>
          </draw:text-box>
        </draw:frame>
        <draw:frame draw:style-name="gr3" draw:layer="layout" svg:width="16.764cm" svg:height="21.078cm" svg:x="2.651cm" svg:y="7.223cm">
          <draw:text-box>
            <text:p>Resul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8T19:18:21.918933701</meta:creation-date>
    <dc:date>2016-07-28T19:27:35.951829791</dc:date>
    <meta:editing-duration>PT5M32S</meta:editing-duration>
    <meta:editing-cycles>2</meta:editing-cycles>
    <meta:generator>LibreOffice/4.2.8.2$Linux_X86_64 LibreOffice_project/420m0$Build-2</meta:generator>
    <meta:document-statistic meta:object-count="4"/>
  </office:meta>
</office:document-meta>
</file>